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88cm" style:rel-column-width="11517*"/>
    </style:style>
    <style:style style:name="Tabela1.B" style:family="table-column">
      <style:table-column-properties style:column-width="14.012cm" style:rel-column-width="54018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326b4" officeooo:paragraph-rsid="001326b4"/>
    </style:style>
    <style:style style:name="P2" style:family="paragraph" style:parent-style-name="Table_20_Contents">
      <style:text-properties officeooo:rsid="001b7ccd" officeooo:paragraph-rsid="001b7ccd"/>
    </style:style>
    <style:style style:name="P3" style:family="paragraph" style:parent-style-name="Table_20_Contents">
      <style:text-properties officeooo:rsid="0019836a" officeooo:paragraph-rsid="0019836a"/>
    </style:style>
    <style:style style:name="P4" style:family="paragraph" style:parent-style-name="Table_20_Contents">
      <style:text-properties officeooo:rsid="001339e1" officeooo:paragraph-rsid="001339e1"/>
    </style:style>
    <style:style style:name="P5" style:family="paragraph" style:parent-style-name="Table_20_Contents">
      <style:text-properties officeooo:paragraph-rsid="001339e1"/>
    </style:style>
    <style:style style:name="P6" style:family="paragraph" style:parent-style-name="Table_20_Contents">
      <style:text-properties officeooo:rsid="001471ec" officeooo:paragraph-rsid="001471ec"/>
    </style:style>
    <style:style style:name="P7" style:family="paragraph" style:parent-style-name="Table_20_Contents">
      <style:text-properties officeooo:rsid="001339e1" officeooo:paragraph-rsid="001339e1"/>
    </style:style>
    <style:style style:name="P8" style:family="paragraph" style:parent-style-name="Table_20_Contents">
      <style:text-properties officeooo:rsid="001c1cbe" officeooo:paragraph-rsid="001c1cbe"/>
    </style:style>
    <style:style style:name="T1" style:family="text">
      <style:text-properties officeooo:rsid="001b7ccd"/>
    </style:style>
    <style:style style:name="T2" style:family="text">
      <style:text-properties officeooo:rsid="00133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Grupo</text:p>
          </table:table-cell>
          <table:table-cell table:style-name="Tabela1.A1" office:value-type="string">
            <text:p text:style-name="P2">6</text:p>
          </table:table-cell>
        </table:table-row>
        <table:table-row>
          <table:table-cell table:style-name="Tabela1.A1" office:value-type="string">
            <text:p text:style-name="P1">Projeto</text:p>
          </table:table-cell>
          <table:table-cell table:style-name="Tabela1.A1" office:value-type="string">
            <text:p text:style-name="P2">Não informado no arquivo readme.me</text:p>
          </table:table-cell>
        </table:table-row>
        <table:table-row>
          <table:table-cell table:style-name="Tabela1.A1" office:value-type="string">
            <text:p text:style-name="P3">Propósito:</text:p>
          </table:table-cell>
          <table:table-cell table:style-name="Tabela1.A1" office:value-type="string">
            <text:p text:style-name="P4">O sistema proposto busca melhorar a coleta e análise de dados sobre a dengue, fornecer um canal de comunicação e orientação para a população e contribuir significativamente para o controle e combate à doença.</text:p>
          </table:table-cell>
        </table:table-row>
        <table:table-row>
          <table:table-cell table:style-name="Tabela1.A1" office:value-type="string">
            <text:p text:style-name="P1">Membros</text:p>
          </table:table-cell>
          <table:table-cell table:style-name="Tabela1.A1" office:value-type="string">
            <text:p text:style-name="Table_20_Contents">FREDERICO GARCEZ RODRIGUES</text:p>
            <text:p text:style-name="Table_20_Contents">HUGO MORENO I VEIGA JARDIM</text:p>
            <text:p text:style-name="Table_20_Contents">KELVIN DE OLIVEIRA</text:p>
            <text:p text:style-name="Table_20_Contents">VITOR PAULO ETERNO GODOI</text:p>
            <text:p text:style-name="Table_20_Contents">WENDEL MÁRCIO DE OLIVEIRA FILHO</text:p>
          </table:table-cell>
        </table:table-row>
        <table:table-row>
          <table:table-cell table:style-name="Tabela1.A1" office:value-type="string">
            <text:p text:style-name="P4">Backlog do produto</text:p>
          </table:table-cell>
          <table:table-cell table:style-name="Tabela1.A1" office:value-type="string">
            <text:p text:style-name="P4">Presente? [S/N]: <text:span text:style-name="T1">Sim</text:span></text:p>
            <text:p text:style-name="P4">Atualizado? [S/N]: </text:p>
          </table:table-cell>
        </table:table-row>
        <table:table-row>
          <table:table-cell table:style-name="Tabela1.A1" office:value-type="string">
            <text:p text:style-name="P4">Última atualização do Repositório:</text:p>
          </table:table-cell>
          <table:table-cell table:style-name="Tabela1.A1" office:value-type="string">
            <text:p text:style-name="P2">05/11/2024</text:p>
          </table:table-cell>
        </table:table-row>
        <table:table-row>
          <table:table-cell table:style-name="Tabela1.A1" office:value-type="string">
            <text:p text:style-name="P4">Iterações</text:p>
          </table:table-cell>
          <table:table-cell table:style-name="Tabela1.A1" office:value-type="string">
            <text:p text:style-name="P4">Definidas? [S/N]: <text:span text:style-name="T1">Não</text:span></text:p>
          </table:table-cell>
        </table:table-row>
        <table:table-row>
          <table:table-cell table:style-name="Tabela1.A1" office:value-type="string">
            <text:p text:style-name="P5">Cronograma do projeto</text:p>
          </table:table-cell>
          <table:table-cell table:style-name="Tabela1.A1" office:value-type="string">
            <text:p text:style-name="P2">Presente? <text:span text:style-name="T2"><text:s/>[S/N]: </text:span>Não</text:p>
            <text:p text:style-name="P4">Atualizado? [S/N]: <text:span text:style-name="T1">Não</text:span></text:p>
          </table:table-cell>
        </table:table-row>
        <table:table-row>
          <table:table-cell table:style-name="Tabela1.A1" office:value-type="string">
            <text:p text:style-name="P6">Situação Atual:</text:p>
          </table:table-cell>
          <table:table-cell table:style-name="Tabela1.A1" office:value-type="string">
            <text:p text:style-name="P6">[] Em dia [] Atrasado [] Paralisado -- </text:p>
          </table:table-cell>
        </table:table-row>
        <table:table-row>
          <table:table-cell table:style-name="Tabela1.A1" office:value-type="string">
            <text:p text:style-name="Table_20_Contents">Estórias de usuários</text:p>
          </table:table-cell>
          <table:table-cell table:style-name="Tabela1.A1" office:value-type="string">
            <text:p text:style-name="P4">Especificadas? <text:s/>[S/N]: <text:span text:style-name="T1">Sim</text:span></text:p>
          </table:table-cell>
        </table:table-row>
        <table:table-row>
          <table:table-cell table:style-name="Tabela1.A1" office:value-type="string">
            <text:p text:style-name="P4">Diagramas</text:p>
          </table:table-cell>
          <table:table-cell table:style-name="Tabela1.A1" office:value-type="string">
            <text:p text:style-name="P4">Classes [S/N]: <text:span text:style-name="T1">Sim</text:span></text:p>
            <text:p text:style-name="P4">Sequência <text:s/>[S/N]: <text:span text:style-name="T1">Não</text:span></text:p>
            <text:p text:style-name="P4">Atividades [S/N]: <text:span text:style-name="T1">Sim</text:span></text:p>
            <text:p text:style-name="P4">Estados [S/N]: <text:span text:style-name="T1">Não</text:span></text:p>
            <text:p text:style-name="P8">Diagrama C4 Model.</text:p>
          </table:table-cell>
        </table:table-row>
        <table:table-row>
          <table:table-cell table:style-name="Tabela1.A1" office:value-type="string">
            <text:p text:style-name="P4">Protótipo</text:p>
          </table:table-cell>
          <table:table-cell table:style-name="Tabela1.A1" office:value-type="string">
            <text:p text:style-name="P4">Presente? <text:s/>[S/N]: <text:span text:style-name="T1">Não</text:span></text:p>
          </table:table-cell>
        </table:table-row>
        <table:table-row>
          <table:table-cell table:style-name="Tabela1.A1" office:value-type="string">
            <text:p text:style-name="P4">Observações adicionais</text:p>
          </table:table-cell>
          <table:table-cell table:style-name="Tabela1.A1" office:value-type="string">
            <text:p text:style-name="P2">Documento “readme.me” incompleto.</text:p>
            <text:p text:style-name="P2">Tabela com identificação dos membros do grupo, incomplet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7:13:02.891000000</meta:creation-date>
    <dc:date>2024-11-08T20:33:05.779952132</dc:date>
    <meta:editing-duration>PT34M49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37" meta:word-count="139" meta:character-count="940" meta:non-whitespace-character-count="832"/>
  </office:meta>
</office:document-meta>
</file>